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chives.createZip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s.iterato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chives.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rchives.configureArchive( ArchiveFileSet afs , Resource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chives.dieOnCircularReference( Stack stk , Project 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chives.setRefid( Reference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s.isFilesystem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chives.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chives.grabArchiv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chives.createTa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